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2.291cm" fo:margin-left="-0.053cm" fo:margin-top="0cm" fo:margin-bottom="0cm" table:align="left"/>
    </style:style>
    <style:style style:name="Table1.A" style:family="table-column">
      <style:table-column-properties style:column-width="12.291cm"/>
    </style:style>
    <style:style style:name="Table1.1" style:family="table-row">
      <style:table-row-properties style:min-row-height="3.21cm" fo:keep-together="auto"/>
    </style:style>
    <style:style style:name="Table1.A1" style:family="table-cell">
      <style:table-cell-properties style:vertical-align="" fo:padding-left="0.053cm" fo:padding-right="0.053cm" fo:padding-top="0cm" fo:padding-bottom="0cm" fo:border="none"/>
    </style:style>
    <style:style style:name="Table1.2" style:family="table-row">
      <style:table-row-properties style:min-row-height="4.001cm" fo:keep-together="auto"/>
    </style:style>
    <style:style style:name="Table1.4" style:family="table-row">
      <style:table-row-properties style:min-row-height="3.605cm" fo:keep-together="auto"/>
    </style:style>
    <style:style style:name="Table1.6" style:family="table-row">
      <style:table-row-properties style:min-row-height="4.396cm" fo:keep-together="auto"/>
    </style:style>
    <style:style style:name="Table1.7" style:family="table-row">
      <style:table-row-properties style:min-row-height="3.228cm" fo:keep-together="auto"/>
    </style:style>
    <style:style style:name="P1" style:family="paragraph" style:parent-style-name="Standard">
      <style:paragraph-properties fo:text-align="start" style:justify-single-word="false">
        <style:tab-stops/>
      </style:paragraph-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able-column table:style-name="Table1.A"/>
        <table:table-row table:style-name="Table1.1">
          <table:table-cell table:style-name="Table1.A1" office:value-type="string">
            <text:p text:style-name="P1">1. How many 1/16 are in 2 5/8?<text:line-break/>*42<text:line-break/>44<text:line-break/>46<text:line-break/>48<text:line-break/></text:p>
          </table:table-cell>
        </table:table-row>
        <table:table-row table:style-name="Table1.2">
          <table:table-cell table:style-name="Table1.A1" office:value-type="string">
            <text:p text:style-name="P1">2. A blue neon light blinks every 4 seconds. A red one blinks every 5 seconds while a green one blinks every 6 seconds. How many times will they blink together in half an hour?<text:line-break/>1<text:line-break/>5<text:line-break/>10<text:line-break/>*30<text:line-break/></text:p>
          </table:table-cell>
        </table:table-row>
        <table:table-row table:style-name="Table1.1">
          <table:table-cell table:style-name="Table1.A1" office:value-type="string">
            <text:p text:style-name="P1">3. Which of the following is divisible by 3, but not by 9?<text:line-break/>11,070<text:line-break/>*40,206<text:line-break/>45,072<text:line-break/>19,386<text:line-break/></text:p>
          </table:table-cell>
        </table:table-row>
        <table:table-row table:style-name="Table1.4">
          <table:table-cell table:style-name="Table1.A1" office:value-type="string">
            <text:p text:style-name="P1">4. The distance between two towns on a given map is 2 3/4 cm. <text:s/>If 1/2 cm represents 6 km, what is the distance between the two towns?<text:line-break/>18 km<text:line-break/>*33 km<text:line-break/>36 km<text:line-break/>42 km<text:line-break/></text:p>
          </table:table-cell>
        </table:table-row>
        <table:table-row table:style-name="Table1.4">
          <table:table-cell table:style-name="Table1.A1" office:value-type="string">
            <text:p text:style-name="P1">5. Margo paid P400 for a blouse. <text:s/>If the blouse was sold at 20% discount, what was its original price?<text:line-break/>P80<text:line-break/>P480<text:line-break/>*P500<text:line-break/>P540<text:line-break/></text:p>
          </table:table-cell>
        </table:table-row>
        <table:table-row table:style-name="Table1.6">
          <table:table-cell table:style-name="Table1.A1" office:value-type="string">
            <text:p text:style-name="P1">6. In a sequence of starts and stops, an elevator travels from the first floor to the fifth floor and then to the second floor. From there, the elevator travels to the fourth floor and then to the third floor. If the floors are 4 meters apart, how far has the elevator traveled?<text:line-break/>24 m<text:line-break/>36 m<text:line-break/>*40 m<text:line-break/>60 m<text:line-break/></text:p>
          </table:table-cell>
        </table:table-row>
        <table:table-row table:style-name="Table1.7">
          <table:table-cell table:style-name="Table1.A1" office:value-type="string">
            <text:p text:style-name="P1">7. Which of the following gives the prime factorization of 54?<text:line-break/>\(2^2 \times 3^2\)<text:line-break/><text:soft-page-break/>*\(2 \times 3^3\)<text:line-break/>\(2^3 \times 3^3\)<text:line-break/>\(2^3 \times 3\)<text:line-break/></text:p>
          </table:table-cell>
        </table:table-row>
        <table:table-row table:style-name="Table1.4">
          <table:table-cell table:style-name="Table1.A1" office:value-type="string">
            <text:p text:style-name="P1">8. If 24 hours is to be partitioned into 3 parts so that the parts are in the ratio 1:2:3, how many hours would the third part be?<text:line-break/>*12<text:line-break/>4<text:line-break/>6<text:line-break/>8<text:line-break/></text:p>
          </table:table-cell>
        </table:table-row>
        <table:table-row table:style-name="Table1.1">
          <table:table-cell table:style-name="Table1.A1" office:value-type="string">
            <text:p text:style-name="P1">9. 15 is what percentage of 25?<text:line-break/>*60%<text:line-break/>30%<text:line-break/>55%<text:line-break/>75%<text:line-break/></text:p>
          </table:table-cell>
        </table:table-row>
        <table:table-row table:style-name="Table1.1">
          <table:table-cell table:style-name="Table1.A1" office:value-type="string">
            <text:p text:style-name="P1">10. If 80% of a number N is 48, then N is equal to<text:line-break/>*60<text:line-break/>6<text:line-break/>0.6<text:line-break/>600<text:line-break/></text:p>
          </table:table-cell>
        </table:table-row>
        <table:table-row table:style-name="Table1.4">
          <table:table-cell table:style-name="Table1.A1" office:value-type="string">
            <text:p text:style-name="P1">11. If \(a\) and \(b\) are real numbers then \(a + b\) and \(a \times b\) are also real numbers because of the __________ Property of Real Numbers.<text:line-break/>*Closure<text:line-break/>Commutative<text:line-break/>Associative<text:line-break/>Reflexive<text:line-break/></text:p>
          </table:table-cell>
        </table:table-row>
        <table:table-row table:style-name="Table1.1">
          <table:table-cell table:style-name="Table1.A1" office:value-type="string">
            <text:p text:style-name="P1">12. If 2 + 3 = 5, then 5 = 2 + 3 because of the _________ Property of Equality.<text:line-break/>Reflexive<text:line-break/>*Symmetric<text:line-break/>Transitive<text:line-break/>Commutative<text:line-break/></text:p>
          </table:table-cell>
        </table:table-row>
        <table:table-row table:style-name="Table1.4">
          <table:table-cell table:style-name="Table1.A1" office:value-type="string">
            <text:p text:style-name="P1">13. If x, y, and z are real numbers, and x = y and y = z, then x = z because of the __________ Property of Equality.<text:line-break/>Reflexive<text:line-break/>Symmetric<text:line-break/>*Transitive<text:line-break/>Commutative<text:line-break/></text:p>
          </table:table-cell>
        </table:table-row>
        <table:table-row table:style-name="Table1.1">
          <table:table-cell table:style-name="Table1.A1" office:value-type="string">
            <text:p text:style-name="P1">14. If a = b then a + c = b + c because of the _________ Property of Equality. <text:line-break/><text:soft-page-break/>*Addition<text:line-break/>Multiplication<text:line-break/>Identity<text:line-break/>Reflexive<text:line-break/></text:p>
          </table:table-cell>
        </table:table-row>
        <table:table-row table:style-name="Table1.1">
          <table:table-cell table:style-name="Table1.A1" office:value-type="string">
            <text:p text:style-name="P1">15. Which of the following is a trinomial?<text:line-break/>\((x – y)^3\)<text:line-break/>\(3xyz\)<text:line-break/>*\(2x^2 - 3yx + xy^3\)<text:line-break/>\(x^3 + 3y^3\)<text:line-break/></text:p>
          </table:table-cell>
        </table:table-row>
        <table:table-row table:style-name="Table1.1">
          <table:table-cell table:style-name="Table1.A1" office:value-type="string">
            <text:p text:style-name="P1">16. Evaluate \(2xy - 3x^2y^2 + 4x^2\) when \(x = 2\) and \(y = -1\).<text:line-break/>-4<text:line-break/>-12<text:line-break/>-16<text:line-break/>*0<text:line-break/></text:p>
          </table:table-cell>
        </table:table-row>
        <table:table-row table:style-name="Table1.4">
          <table:table-cell table:style-name="Table1.A1" office:value-type="string">
            <text:p text:style-name="P1">17. Which of the following shows an expression that is properly and completely factored?<text:line-break/>\(x^2 + y^2 = (x + y)(x + y)\)<text:line-break/>\(x^3 + y^3 = (x + y)(x^2 + xy + y^2)\)<text:line-break/>\(x^3 - y^3 = (x - y)(x^2 - xy + y^2)\)<text:line-break/>*\(x^4 - y^4 = (x - y)(x + y)(x^2 + y^2)\)<text:line-break/></text:p>
          </table:table-cell>
        </table:table-row>
        <table:table-row table:style-name="Table1.4">
          <table:table-cell table:style-name="Table1.A1" office:value-type="string">
            <text:p text:style-name="P1">18. Simplify completely: \(\left[\left(\frac{\large x + y}{\large x^2 - y^2}\right)\left(\frac{\large 1}{\large x^{-1}}-\frac{\large 1}{\large y^{-1}}\right)\right] + x + y\)<text:line-break/>*\(1 + x + y\)<text:line-break/>\(2x\)<text:line-break/>\(2y\)<text:line-break/>\(x^2 + y^2\)<text:line-break/></text:p>
          </table:table-cell>
        </table:table-row>
        <table:table-row table:style-name="Table1.1">
          <table:table-cell table:style-name="Table1.A1" office:value-type="string">
            <text:p text:style-name="P1">19. Simplify completely: \( 2x - 3y -6xyz - (x + y -2 xyz)\)<text:line-break/>*\(x -4y -4xyz\)<text:line-break/>\(x +4y +4xyz\)<text:line-break/>\(x -2y -4xyz\)<text:line-break/>\(x -2y -8xyz\)<text:line-break/></text:p>
          </table:table-cell>
        </table:table-row>
        <table:table-row table:style-name="Table1.4">
          <table:table-cell table:style-name="Table1.A1" office:value-type="string">
            <text:p text:style-name="P1">20. Simplify completely: \(\left( \frac{\large x^6 - y^6}{\large x^3 + y^3}\right) \times \frac{\large 1}{\large x^2 + xy + y^2} <text:s/>\)<text:line-break/>*\(x – y\)<text:line-break/>\(x + y\)<text:line-break/>\(\frac{\large 1}{\large xy}\)<text:line-break/>\(\frac{\large 1}{\large x + xy + y}\)<text:line-break/></text:p>
          </table:table-cell>
        </table:table-row>
        <table:table-row table:style-name="Table1.1">
          <table:table-cell table:style-name="Table1.A1" office:value-type="string">
            <text:p text:style-name="P1">21. If \( 3x - 5 \le 2x + 1 \) then<text:line-break/><text:soft-page-break/>*\(x \le 6\)<text:line-break/>\(x \le 2\)<text:line-break/>\(x \ge 1\)<text:line-break/>\(x \ge 6\)<text:line-break/></text:p>
          </table:table-cell>
        </table:table-row>
        <table:table-row table:style-name="Table1.1">
          <table:table-cell table:style-name="Table1.A1" office:value-type="string">
            <text:p text:style-name="P1">22. If \( \vert x + 2 \vert \gt 5 \) then<text:line-break/>*\(x \lt -7\) <text:s/>or <text:s/>\(x \gt 3\)`<text:line-break/>\(x \lt -3\) <text:s/>or <text:s/>\(x \gt 7\)<text:line-break/>\(x \lt -5\) <text:s/>or <text:s/>\(x \gt 5\)<text:line-break/>\(x \lt -3/2\) <text:s/>or <text:s/>\(x \gt 3/2\)<text:line-break/></text:p>
          </table:table-cell>
        </table:table-row>
        <table:table-row table:style-name="Table1.1">
          <table:table-cell table:style-name="Table1.A1" office:value-type="string">
            <text:p text:style-name="P1">23. If \( \vert x - 3 \vert \le 4 \) then <text:line-break/>*\(-1 \le x \le 7\) <text:line-break/>\(1 \le x \le 7\)<text:line-break/>\(-4 \le x \le 4\)<text:line-break/>\(-7 \le x \le 7\)<text:line-break/></text:p>
          </table:table-cell>
        </table:table-row>
        <table:table-row table:style-name="Table1.1">
          <table:table-cell table:style-name="Table1.A1" office:value-type="string">
            <text:p text:style-name="P1">24. Which of the following gives the prime factorization of 54?<text:line-break/>\(2^2 \times 3^2\)<text:line-break/>*\(2 \times 3^3\)<text:line-break/>\(2^3 \times 3^3\)<text:line-break/>\(2^3 \times 3\)<text:line-break/></text:p>
          </table:table-cell>
        </table:table-row>
        <table:table-row table:style-name="Table1.2">
          <table:table-cell table:style-name="Table1.A1" office:value-type="string">
            <text:p text:style-name="P1">25. A boat travels 8 kph in still water. If it can travel a given distance upstream in 5 hours and the same distance downstream in 3 hours, what is the rate of the current?<text:line-break/>*2 kph<text:line-break/>5 kph<text:line-break/>6 kph<text:line-break/>9 kph<text:line-break/></text:p>
          </table:table-cell>
        </table:table-row>
        <table:table-row table:style-name="Table1.1">
          <table:table-cell table:style-name="Table1.A1" office:value-type="string">
            <text:p text:style-name="P1">26. What is the value of x - 6 if 2(x - 3) + 5 = 19?<text:line-break/>-1<text:line-break/>*4<text:line-break/>16<text:line-break/>20<text:line-break/></text:p>
          </table:table-cell>
        </table:table-row>
        <table:table-row table:style-name="Table1.4">
          <table:table-cell table:style-name="Table1.A1" office:value-type="string">
            <text:p text:style-name="P1">27. Apo weighs one third as much as her mother Angela. If Apo weighs 43.5 lbs., how much does Angela weigh?<text:line-break/>62.5 lbs.<text:line-break/>95.7 lbs.<text:line-break/>*130.5 lbs.<text:line-break/>150 lbs.<text:line-break/></text:p>
          </table:table-cell>
        </table:table-row>
        <table:table-row table:style-name="Table1.4">
          <table:table-cell table:style-name="Table1.A1" office:value-type="string">
            <text:p text:style-name="P1">28. Lucille is 4 times as old as Nicole. Six years from now, she will be twice as old as Nicole. How old are they now?<text:line-break/><text:soft-page-break/>*Lucille 12; Nicole 3<text:line-break/>Lucille 16; Nicole 4<text:line-break/>Lucille 3; Nicole 12<text:line-break/>Lucille 4; Nicole 16<text:line-break/></text:p>
          </table:table-cell>
        </table:table-row>
        <table:table-row table:style-name="Table1.4">
          <table:table-cell table:style-name="Table1.A1" office:value-type="string">
            <text:p text:style-name="P1">29. The sum of two numbers is 52 and their difference is 20. <text:s/>What is the larger number?<text:line-break/>16<text:line-break/>26<text:line-break/>*36 <text:s/><text:line-break/>46<text:line-break/></text:p>
          </table:table-cell>
        </table:table-row>
        <table:table-row table:style-name="Table1.1">
          <table:table-cell table:style-name="Table1.A1" office:value-type="string">
            <text:p text:style-name="P1">30. Two numbers are in the ratio 4:3. What are the numbers if their sum is 84?<text:line-break/>*36 and 48<text:line-break/>36 and 24<text:line-break/>24 and 63<text:line-break/>12 and 36<text:line-break/></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stine Leon Uro</meta:initial-creator>
    <meta:creation-date>2023-06-04T13:23:42.786347767</meta:creation-date>
    <dc:date>2023-06-04T16:26:57.061926736</dc:date>
    <dc:creator>Justine Leon Uro</dc:creator>
    <meta:editing-duration>PT3H3M15S</meta:editing-duration>
    <meta:editing-cycles>2</meta:editing-cycles>
    <meta:generator>LibreOffice/6.1.5.2$Linux_X86_64 LibreOffice_project/10$Build-2</meta:generator>
    <meta:document-statistic meta:table-count="1" meta:image-count="0" meta:object-count="0" meta:page-count="5" meta:paragraph-count="30" meta:word-count="873" meta:character-count="4241" meta:non-whitespace-character-count="3349"/>
  </office:meta>
</office:document-meta>
</file>